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f0e3" officeooo:paragraph-rsid="0016f0e3"/>
    </style:style>
    <style:style style:name="P2" style:family="paragraph" style:parent-style-name="Standard">
      <style:text-properties officeooo:rsid="0018ae4d" officeooo:paragraph-rsid="0018ae4d"/>
    </style:style>
    <style:style style:name="P3" style:family="paragraph" style:parent-style-name="Standard">
      <style:text-properties officeooo:rsid="0019d28e" officeooo:paragraph-rsid="0019d28e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ypy adresowania:</text:p>
      <text:p text:style-name="P1"/>
      <text:p text:style-name="P1"><text:span text:style-name="T1">bezpośredni</text:span> <text:s/>- podajemy adres w pamięci np. mov adres, %ecx</text:p>
      <text:p text:style-name="P1"><text:span text:style-name="T1">indeksowy</text:span> – wyliczamy adres w pamięci np. mov liczba(%ebx, %edi, 4), %eax → adres=ebx+4*edi+adres_liczba</text:p>
      <text:p text:style-name="P1"><text:span text:style-name="T1">pośredni</text:span> – wskazujemy adres, pod którym umieszczony jest zdres do którego chcemy się odwołać np. mov (%eax), %ebx – w rejestrze eax jest zapisany adres, pobieramy ten adres, przechodzimy do tego pobranego adresu i spod tego adresu pobieramy wartość </text:p>
      <text:p text:style-name="P2"><text:span text:style-name="T1">wskaźnik bazowy</text:span> – podobnie jak w przypadku adresowania pośredniego z tym, że dodana jest stała wartość do adresu np. mov 4(%eax), %ebx</text:p>
      <text:p text:style-name="P2"><text:span text:style-name="T1">natychmiastowy</text:span> – podanie bezpośredniej wartości np. mov $4, %eax</text:p>
      <text:p text:style-name="P2"><text:span text:style-name="T1">rejestrowy</text:span> – podanie rejestru, np. mov %eax, %ebx</text:p>
      <text:p text:style-name="P2"/>
      <text:p text:style-name="P2"/>
      <text:p text:style-name="P3">Flagi:</text:p>
      <text:p text:style-name="P3"/>
      <text:p text:style-name="P3"/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3:43:13.524689541</meta:creation-date>
    <dc:date>2019-05-09T14:42:39.610732230</dc:date>
    <meta:editing-duration>PT37M4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99" meta:character-count="682" meta:non-whitespace-character-count="583"/>
  </office:meta>
</office:document-meta>
</file>